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Parts.StringParts( String pre , String p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ParameterExistsAction.splitParameter( String param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ParameterExistsAction.act( Redirector redirector , SourceResolver resolver , Map objectModel , String source , Parameters parameters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1">
            <text:p text:style-name="Table_20_Contents">211</text:p>
          </table:table-cell>
        </table:table-row>
        <table:table-row>
          <table:table-cell office:value-type="string">
            <text:p text:style-name="Table_20_Contents">RequestParameterExistsAction.getMatch( String paramName , StringParts s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